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fo:font-weight="bold" style:font-weight-asian="bold" style:font-weight-complex="bold"/>
    </style:style>
    <style:style style:name="P3" style:family="paragraph" style:parent-style-name="Standard">
      <style:text-properties style:font-name="Courier New" fo:font-weight="normal" style:font-weight-asian="normal" style:font-weight-complex="normal"/>
    </style:style>
    <style:style style:name="P4" style:family="paragraph" style:parent-style-name="Standard">
      <style:text-properties style:font-name="Courier New"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5" style:family="paragraph" style:parent-style-name="Standard">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ent-style-name="Standard">
      <style:text-properties style:font-name="Courier New"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7" style:family="paragraph" style:parent-style-name="Standard">
      <style:text-properties style:font-name="Courier New" fo:font-size="11pt" style:text-underline-style="solid" style:text-underline-width="auto" style:text-underline-color="font-color" fo:font-weight="normal" style:font-size-asian="11pt" style:font-weight-asian="normal" style:font-size-complex="11pt" style:font-weight-complex="normal"/>
    </style:style>
    <style:style style:name="P8" style:family="paragraph" style:parent-style-name="Standard">
      <style:text-properties style:font-name="Courier New" fo:font-size="11pt" style:text-underline-style="none" fo:font-weight="normal" style:font-size-asian="11pt" style:font-weight-asian="normal" style:font-size-complex="11pt" style:font-weight-complex="normal"/>
    </style:style>
    <style:style style:name="P9" style:family="paragraph" style:parent-style-name="Standard">
      <style:text-properties style:font-name="Courier New"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text-properties style:font-name="Courier New"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1" style:family="paragraph" style:parent-style-name="Standard">
      <style:text-properties style:font-name="Courier New" fo:font-size="12pt" fo:font-style="italic" style:text-underline-style="none" fo:font-weight="normal" style:font-size-asian="12pt" style:font-style-asian="italic" style:font-weight-asian="normal" style:font-size-complex="12pt" style:font-style-complex="italic" style:font-weight-complex="normal"/>
    </style:style>
    <style:style style:name="P12" style:family="paragraph" style:parent-style-name="Standard">
      <style:text-properties style:font-name="Courier New"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style:font-name="Courier New" fo:font-style="italic" fo:font-weight="normal" style:font-style-asian="italic" style:font-weight-asian="normal" style:font-style-complex="italic" style:font-weight-complex="normal"/>
    </style:style>
    <style:style style:name="P14" style:family="paragraph" style:parent-style-name="Standard">
      <style:text-properties style:font-name="Courier New"/>
    </style:style>
    <style:style style:name="P15" style:family="paragraph" style:parent-style-name="Standard">
      <style:text-properties style:font-name="Courier New" style:text-underline-style="solid" style:text-underline-width="auto" style:text-underline-color="font-color" fo:font-weight="normal" style:font-weight-asian="normal" style:font-weight-complex="normal"/>
    </style:style>
    <style:style style:name="P16" style:family="paragraph" style:parent-style-name="Standard">
      <style:text-properties style:font-name="Courier New" fo:font-size="11pt" fo:font-style="italic" style:text-underline-style="none" fo:font-weight="normal" style:font-size-asian="11pt" style:font-style-asian="italic" style:font-weight-asian="normal" style:font-size-complex="11pt" style:font-style-complex="italic" style:font-weight-complex="normal"/>
    </style:style>
    <style:style style:name="P17" style:family="paragraph" style:parent-style-name="Standard">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P18" style:family="paragraph" style:parent-style-name="Standard">
      <style:text-properties style:font-name="Courier New" fo:font-size="12pt" fo:font-style="italic" style:text-underline-style="none" fo:font-weight="normal" style:font-size-asian="12pt" style:font-style-asian="italic" style:font-weight-asian="normal" style:font-size-complex="12pt" style:font-style-complex="italic" style:font-weight-complex="normal"/>
    </style:style>
    <style:style style:name="P19" style:family="paragraph" style:parent-style-name="Standard">
      <style:text-properties style:font-name="Courier New" fo:font-weight="normal" style:font-weight-asian="normal" style:font-weight-complex="normal"/>
    </style:style>
    <style:style style:name="P20" style:family="paragraph" style:parent-style-name="Standard" style:list-style-name="L1">
      <style:text-properties style:font-name="Courier New"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size="11pt" style:font-size-asian="11pt" style:font-size-complex="11pt"/>
    </style:style>
    <style:style style:name="T5" style:family="text">
      <style:text-properties fo:font-size="11pt" style:text-underline-style="none" style:font-size-asian="11pt" style:font-size-complex="11pt"/>
    </style:style>
    <style:style style:name="T6" style:family="text">
      <style:text-properties fo:font-size="11pt" fo:font-style="italic" style:text-underline-style="none" style:font-size-asian="11pt" style:font-style-asian="italic" style:font-size-complex="11pt" style:font-style-complex="italic"/>
    </style:style>
    <style:style style:name="T7" style:family="text">
      <style:text-properties style:text-position="super 58%" fo:font-size="11pt" style:text-underline-style="none" style:font-size-asian="11pt" style:font-size-complex="11pt"/>
    </style:style>
    <style:style style:name="T8" style:family="text">
      <style:text-properties fo:font-style="italic" style:text-underline-style="none" style:font-style-asian="italic" style:font-style-complex="italic"/>
    </style:style>
    <style:style style:name="T9" style:family="text">
      <style:text-properties fo:font-style="italic" style:text-underline-style="none" fo:font-weight="bold" style:font-style-asian="italic" style:font-weight-asian="bold" style:font-style-complex="italic"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style:text-underline-style="none" style:font-style-asian="normal" style:font-style-complex="normal"/>
    </style:style>
    <style:style style:name="T13" style:family="text">
      <style:text-properties fo:font-size="12pt" style:text-underline-style="none"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phen Woodbury <text:s text:c="3"/>4/20/17 <text:s text:c="3"/>CMPS 102</text:p>
      <text:p text:style-name="P1"/>
      <text:p text:style-name="P1">I have read and agree to the collaboration policy. Stephen Woodbury.</text:p>
      <text:p text:style-name="P1">Grading: Homework Heavy</text:p>
      <text:p text:style-name="P1">Collaborators: none</text:p>
      <text:p text:style-name="P1"/>
      <text:p text:style-name="P2">Assignment 1_1 : Resident Matching</text:p>
      <text:p text:style-name="P15">Algorithm PseudoCode:</text:p>
      <text:p text:style-name="P16">1Initialize each team to be free</text:p>
      <text:p text:style-name="P16">2while(some team has positions available &amp; hasn't offered to every student)</text:p>
      <text:p text:style-name="P16">3<text:tab/>Choose such a team, t</text:p>
      <text:p text:style-name="P13"><text:span text:style-name="T5">4<text:tab/>Let s = 1</text:span><text:span text:style-name="T7">st</text:span><text:span text:style-name="T5"> student that t hasn't offered to on t's list</text:span></text:p>
      <text:p text:style-name="P16">5<text:tab/>if(s doesn't have a position)</text:p>
      <text:p text:style-name="P16">6<text:tab/><text:tab/>Let t offer a position to s</text:p>
      <text:p text:style-name="P16">7<text:tab/>else if(s prefers t to current team t')</text:p>
      <text:p text:style-name="P16">8<text:tab/><text:tab/>Let t offer a position to s</text:p>
      <text:p text:style-name="P16">9<text:tab/><text:tab/>Let position held by s in t' be freed up</text:p>
      <text:p text:style-name="P16">10<text:tab/>else</text:p>
      <text:p text:style-name="P3"><text:span text:style-name="T6">11<text:tab/><text:tab/>s rejects t </text:span><text:s/></text:p>
      <text:p text:style-name="P3"/>
      <text:p text:style-name="P15">Assumptions:</text:p>
      <text:list xml:id="list1594065814878930361" text:style-name="L1">
        <text:list-item>
          <text:p text:style-name="P20">Every team's preference list contains all students</text:p>
        </text:list-item>
        <text:list-item>
          <text:p text:style-name="P20">d = number of positions available on team with largest number of positions available. </text:p>
        </text:list-item>
      </text:list>
      <text:p text:style-name="P3"/>
      <text:p text:style-name="P3"><text:span text:style-name="T1">Description:</text:span> <text:span text:style-name="T4">The algorithm first finds a team that has positions up for hire. Then it selects that team and starts to look through its student preferences in decreasing order. The first student to not have been offered a position by said team is then analyzed. If that student doesn't have a team, then the selected team and student are matched up. If the student is on a team it prefers less to the offering team, then that student and offering team are paired up while the team the student was originally on gains a free position and loses the student. If neither of these apply to the student, then the student rejects the team and the offering team finds the next student on its preference list that it hasn't offered to analyze. Repeat until all positions of said team are filled. Then move onto another team that has positions up for hire and repeat the process. Continue the algorithm until all teams have all positions filled up or until every team has proposed to every student (which would never happen in this problem).</text:span></text:p>
      <text:p text:style-name="P3"/>
      <text:p text:style-name="P9">Proof of Correctness: Termination</text:p>
      <text:p text:style-name="P6">Observation 1:<text:span text:style-name="T2"> Teams offer their positions to students in decreasing <text:s text:c="6"/></text:span></text:p>
      <text:p text:style-name="P5"><text:s text:c="15"/>order of preference</text:p>
      <text:p text:style-name="P6">Observation 2:<text:span text:style-name="T2"> Once a Student is on a team, they are never left </text:span></text:p>
      <text:p text:style-name="P5"><text:s text:c="15"/>without a team</text:p>
      <text:p text:style-name="P4"><text:span text:style-name="T11">Claim:</text:span><text:span text:style-name="T2"> </text:span><text:span text:style-name="T2">Algorithm terminates after </text:span><text:span text:style-name="T3">at most</text:span><text:span text:style-name="T2"> nm iterations of while loop</text:span></text:p>
      <text:p text:style-name="P4"><text:span text:style-name="T11">Pf:</text:span><text:span text:style-name="T2"> Each time through the while loop, a team offers a position to a new student. </text:span></text:p>
      <text:p text:style-name="P7"><text:span text:style-name="T8">There are only nm possible offers that could be made.</text:span><text:span text:style-name="T2"> </text:span></text:p>
      <text:p text:style-name="P7">Side Note:<text:span text:style-name="T2"> Never will the while loop iterate nm times. Since there are more students applying than positions available, it is unavoidable that some students are left without a position. Since there are students left without </text:span><text:soft-page-break/><text:span text:style-name="T2">a position, by observation 2, it must be that those students were never offered a position. </text:span><text:span text:style-name="T8"><text:s/></text:span></text:p>
      <text:p text:style-name="P11"/>
      <text:p text:style-name="P12">Proof of Correctness: Stability</text:p>
      <text:p text:style-name="P6">Claim:<text:span text:style-name="T8"> No Unstable Pairs.</text:span></text:p>
      <text:p text:style-name="P6">Pf (By contradiction):<text:span text:style-name="T2"> </text:span><text:span text:style-name="T8">Suppose Team t and Student s are an unstable pair: that is, each prefers each other to their designated assignment.</text:span></text:p>
      <text:p text:style-name="P4">Case 1:<text:span text:style-name="T2"> t is matched with student s' and s is left with no position at the conclusion of the algorithm. t prefers s over s'</text:span></text:p>
      <text:p text:style-name="P16">-t must prefer s' to s as teams offer positions to students in decreasing order of preference, ie, t-s is stable</text:p>
      <text:p text:style-name="P4">Case 2:<text:span text:style-name="T2"> t is matched with student s' and s is matched with team t'. t prefers s over s' and s prefers t over t'. </text:span></text:p>
      <text:p text:style-name="P16">-For t to not be matched up with s, s must have rejected t when t first offered to s or later on when a team offers to s while s is matched with t. </text:p>
      <text:p text:style-name="P16">-if s rejects t when t first makes the offer, it must be that s is with a team that it prefers over t. if s rejects t later on when another team offers to s while matched up to t, it must be that that team is more preferred than t to s. Either way, t-s is stable. </text:p>
      <text:p text:style-name="P16">In either case, s-t is stable, which is a contradiction.</text:p>
      <text:p text:style-name="P11"/>
      <text:p text:style-name="P10"><text:span text:style-name="T11">Space Complexity</text:span><text:span text:style-name="T12">:</text:span><text:span text:style-name="T2"> </text:span></text:p>
      <text:p text:style-name="P5">Components needed to implement the algorithm:</text:p>
      <text:p text:style-name="P5">An array of size m for every student. For team preferences: O(nm)</text:p>
      <text:p text:style-name="P5">An array of size n for every team. For student preferences: O(nm)</text:p>
      <text:p text:style-name="P5">An array of size n for every student and the team they're on: O(n)</text:p>
      <text:p text:style-name="P5">An array of arrays that store each team's students: O(nm)</text:p>
      <text:p text:style-name="P5">An array of how many times each team has offered to a student: O(m)</text:p>
      <text:p text:style-name="P5">Queue of Teams that have positions up for hire: O(m)</text:p>
      <text:p text:style-name="P5">Array of size m, gives each team's number of positions initially open: O(m)</text:p>
      <text:p text:style-name="P5">Array of size m, gives each team's number of positions left open: O(m)</text:p>
      <text:p text:style-name="P5"/>
      <text:p text:style-name="P6"><text:span text:style-name="T2">Total: 3*O(nm) + 4*O(m) + O(n) : </text:span><text:span text:style-name="T9">Space Complexity : O(nm)</text:span><text:span text:style-name="T13"> </text:span></text:p>
      <text:p text:style-name="P11"/>
      <text:p text:style-name="P10"><text:span text:style-name="T11">Time Complexity:</text:span><text:span text:style-name="T2"> </text:span></text:p>
      <text:p text:style-name="P5">Algorithm Analysis</text:p>
      <text:p text:style-name="P5">Line 1 : No time cost</text:p>
      <text:p text:style-name="P5">Line 2 : O(nm) Look to Proof of Correctness for Termination</text:p>
      <text:p text:style-name="P5">Line 3 : O(1) Selecting team operation</text:p>
      <text:p text:style-name="P5">Line 4 : O(1) Selecting said student (uses offer count array to find)</text:p>
      <text:p text:style-name="P5">Line 5 : O(1) Checking if s has a position</text:p>
      <text:p text:style-name="P5">Line 6 : O(d) Setting up team and student assignment array values</text:p>
      <text:p text:style-name="P5">Line 7 : O(1) Checking Students Team pref. Array</text:p>
      <text:p text:style-name="P5">Line 8 : O(d) Same as Line 6</text:p>
      <text:p text:style-name="P5">Line 9 : O(d) Finding student in team's array of positions</text:p>
      <text:p text:style-name="P5">Line 10: no time cost</text:p>
      <text:p text:style-name="P5">Line 11: O(1) rejecting</text:p>
      <text:p text:style-name="P5">Line 6,9 have O(n) because to assign a team a student, have to find a spot in the team's position array, at worst, n positions to look through.</text:p>
      <text:p text:style-name="P8"><text:span text:style-name="T11">Total: O(nm) * [ 5*O(1) + 3*O(d) ] : </text:span><text:span text:style-name="T10">Time Complexity = O( m*n*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en Woodbury</meta:initial-creator>
    <meta:creation-date>2017-04-20T00:12:04.39</meta:creation-date>
    <dc:date>2017-04-21T16:14:35.85</dc:date>
    <dc:creator>Stephen Woodbury</dc:creator>
    <meta:editing-duration>PT19H43M21S</meta:editing-duration>
    <meta:editing-cycles>5</meta:editing-cycles>
    <meta:generator>OpenOffice/4.1.2$Win32 OpenOffice.org_project/412m3$Build-9782</meta:generator>
    <meta:document-statistic meta:table-count="0" meta:image-count="0" meta:object-count="0" meta:page-count="2" meta:paragraph-count="65" meta:word-count="910" meta:character-count="4892"/>
  </office:meta>
</office:document-meta>
</file>